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54B0EA4845B47C30.png" manifest:media-type="image/png"/>
  <manifest:file-entry manifest:full-path="Pictures/10000000000001C6000000DA3AF1D53B9BDB5A43.png" manifest:media-type="image/png"/>
  <manifest:file-entry manifest:full-path="Pictures/10000000000002DC000002D1B07ED3ED225F9F60.png" manifest:media-type="image/png"/>
  <manifest:file-entry manifest:full-path="Pictures/100000000000038200000052F0E72D4F6519F3EF.png" manifest:media-type="image/png"/>
  <manifest:file-entry manifest:full-path="Pictures/10000000000004170000016597D253508A1437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ff1493" draw:marker-start-width="0.5cm" draw:marker-end-width="0.5cm" draw:fill="none" draw:fill-color="#ff1493" draw:opacity="50%" draw:textarea-horizontal-align="justify" draw:textarea-vertical-align="middle" draw:auto-grow-height="false" fo:min-height="19.828cm" fo:min-width="22.683cm" fo:padding-top="0.225cm" fo:padding-bottom="0.225cm" fo:padding-left="0.35cm" fo:padding-right="0.35cm" draw:shadow-opacity="50%"/>
    </style:style>
    <style:style style:name="gr24" style:family="graphic" style:parent-style-name="standard">
      <style:graphic-properties svg:stroke-width="0.2cm" svg:stroke-color="#ff1493" draw:marker-start-width="0.5cm" draw:marker-end-width="0.5cm" draw:fill="none" draw:fill-color="#ff1493" draw:opacity="50%" draw:textarea-horizontal-align="justify" draw:textarea-vertical-align="middle" draw:auto-grow-height="false" fo:min-height="19.828cm" fo:min-width="2.343cm" fo:padding-top="0.225cm" fo:padding-bottom="0.225cm" fo:padding-left="0.35cm" fo:padding-right="0.35cm" draw:shadow-opacity="50%"/>
    </style:style>
    <style:style style:name="gr25" style:family="graphic" style:parent-style-name="standard">
      <style:graphic-properties svg:stroke-width="0.2cm" svg:stroke-color="#ff1493" draw:marker-start-width="0.5cm" draw:marker-end-width="0.5cm" draw:fill="none" draw:fill-color="#ff1493" draw:opacity="50%" draw:textarea-horizontal-align="justify" draw:textarea-vertical-align="middle" draw:auto-grow-height="false" fo:min-height="6.694cm" fo:min-width="22.683cm" fo:padding-top="0.225cm" fo:padding-bottom="0.225cm" fo:padding-left="0.35cm" fo:padding-right="0.35cm" draw:shadow-opacity="50%"/>
    </style:style>
    <style:style style:name="gr26" style:family="graphic" style:parent-style-name="standard">
      <style:graphic-properties svg:stroke-width="0.2cm" svg:stroke-color="#ff1493" draw:marker-start-width="0.5cm" draw:marker-end-width="0.5cm" draw:fill="none" draw:fill-color="#ff1493" draw:opacity="50%" draw:textarea-horizontal-align="justify" draw:textarea-vertical-align="middle" draw:auto-grow-height="false" fo:min-height="6.647cm" fo:min-width="2.343cm" fo:padding-top="0.225cm" fo:padding-bottom="0.225cm" fo:padding-left="0.35cm" fo:padding-right="0.35cm" draw:shadow-opacity="50%"/>
    </style:style>
    <style:style style:name="gr27" style:family="graphic" style:parent-style-name="standard">
      <style:graphic-properties svg:stroke-width="0.2cm" svg:stroke-color="#ff1493" draw:marker-start-width="0.5cm" draw:marker-end-width="0.5cm" draw:fill="none" draw:fill-color="#ff1493" draw:opacity="50%" draw:textarea-horizontal-align="justify" draw:textarea-vertical-align="middle" draw:auto-grow-height="false" fo:min-height="2.353cm" fo:min-width="22.851cm" fo:padding-top="0.225cm" fo:padding-bottom="0.225cm" fo:padding-left="0.35cm" fo:padding-right="0.35cm" draw:shadow-opacity="50%"/>
    </style:style>
    <style:style style:name="gr28" style:family="graphic" style:parent-style-name="standard">
      <style:graphic-properties svg:stroke-width="0.2cm" svg:stroke-color="#8b4513" draw:marker-start-width="0.5cm" draw:marker-end-width="0.5cm" draw:fill="none" draw:fill-color="#ff1493" draw:opacity="50%" draw:textarea-horizontal-align="justify" draw:textarea-vertical-align="middle" draw:auto-grow-height="false" fo:min-height="0cm" fo:min-width="22.481cm" fo:padding-top="0.225cm" fo:padding-bottom="0.225cm" fo:padding-left="0.35cm" fo:padding-right="0.35cm" draw:shadow-opacity="50%"/>
    </style:style>
    <style:style style:name="gr29" style:family="graphic" style:parent-style-name="standard">
      <style:graphic-properties svg:stroke-color="#ff1493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1493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Label Field 1" form:control-implementation="ooo:com.sun.star.form.component.FixedText" xml:id="control1" form:id="control1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control draw:style-name="gr21" draw:text-style-name="P9" draw:layer="controls" svg:width="0.241cm" svg:height="0.145cm" svg:x="24.318cm" svg:y="5.123cm" draw:control="control1"/>
        <draw:frame draw:style-name="gr22" draw:text-style-name="P3" draw:layer="draw" svg:width="20.77cm" svg:height="19.373cm" svg:x="5.689cm" svg:y="2.39cm">
          <draw:image xlink:href="Pictures/10000000000002DC000002D1B07ED3ED225F9F60.png" xlink:type="simple" xlink:show="embed" xlink:actuate="onLoad" draw:mime-type="image/png">
            <text:p/>
          </draw:image>
        </draw:frame>
        <draw:custom-shape draw:style-name="gr23" draw:text-style-name="P10" draw:layer="draw" svg:width="23.383cm" svg:height="20.278cm" svg:x="6.582cm" svg:y="1.8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draw" svg:width="3.043cm" svg:height="20.278cm" svg:x="26.879cm" svg:y="1.7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Label Field 1" form:control-implementation="ooo:com.sun.star.form.component.FixedText" xml:id="control2" form:id="control2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control draw:style-name="gr21" draw:text-style-name="P9" draw:layer="controls" svg:width="0.241cm" svg:height="0.145cm" svg:x="24.318cm" svg:y="5.123cm" draw:control="control2"/>
        <draw:custom-shape draw:style-name="gr25" draw:text-style-name="P10" draw:layer="draw" svg:width="23.383cm" svg:height="7.144cm" svg:x="6.582cm" svg:y="1.8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draw" svg:width="3.043cm" svg:height="7.097cm" svg:x="26.974cm" svg:y="1.912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draw" svg:width="19.566cm" svg:height="5.767cm" svg:x="6.959cm" svg:y="2.738cm">
          <draw:image xlink:href="Pictures/10000000000001C6000000DA3AF1D53B9BDB5A43.png" xlink:type="simple" xlink:show="embed" xlink:actuate="onLoad" draw:mime-type="image/png">
            <text:p/>
          </draw:image>
        </draw:frame>
        <draw:custom-shape draw:style-name="gr27" draw:text-style-name="P10" draw:layer="draw" svg:width="23.551cm" svg:height="2.803cm" svg:x="6.516cm" svg:y="9.12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draw" svg:width="12.698cm" svg:height="1.159cm" svg:x="11.019cm" svg:y="9.98cm">
          <draw:image xlink:href="Pictures/100000000000038200000052F0E72D4F6519F3EF.png" xlink:type="simple" xlink:show="embed" xlink:actuate="onLoad" draw:mime-type="image/png">
            <text:p/>
          </draw:image>
        </draw:frame>
        <draw:custom-shape draw:style-name="gr28" draw:text-style-name="P10" draw:layer="draw" svg:width="23.181cm" svg:height="0.428cm" svg:x="6.64cm" svg:y="11.307cm">
          <text:p/>
          <draw:enhanced-geometry svg:viewBox="0 0 21600 21600" draw:type="rectangle" draw:enhanced-path="M 0 0 L 21600 0 21600 21600 0 21600 0 0 Z N"/>
        </draw:custom-shape>
        <draw:line draw:style-name="gr29" draw:text-style-name="P3" draw:layer="draw" svg:x1="6.444cm" svg:y1="12.949cm" svg:x2="30.07cm" svg:y2="12.886cm">
          <text:p/>
        </draw:line>
        <draw:line draw:style-name="gr29" draw:text-style-name="P3" draw:layer="draw" svg:x1="31.252cm" svg:y1="2.023cm" svg:x2="31.284cm" svg:y2="12.108cm">
          <text:p/>
        </draw:line>
        <draw:line draw:style-name="gr29" draw:text-style-name="P3" draw:layer="draw" svg:x1="28.7cm" svg:y1="2.178cm" svg:x2="28.824cm" svg:y2="8.933cm">
          <text:p/>
        </draw:line>
      </draw:page>
      <draw:page draw:name="page3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Label Field 1" form:control-implementation="ooo:com.sun.star.form.component.FixedText" xml:id="control3" form:id="control3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control draw:style-name="gr21" draw:text-style-name="P9" draw:layer="controls" svg:width="0.241cm" svg:height="0.145cm" svg:x="24.318cm" svg:y="5.123cm" draw:control="control3"/>
        <draw:frame draw:style-name="gr22" draw:text-style-name="P3" draw:layer="draw" svg:width="18.924cm" svg:height="6.452cm" svg:x="1.776cm" svg:y="1.72cm">
          <draw:image xlink:href="Pictures/10000000000004170000016597D253508A1437D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  <draw:layer draw:name="draw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2-11-04T16:02:48.354000000</dc:date>
    <meta:editing-duration>PT11H36M11S</meta:editing-duration>
    <meta:editing-cycles>29</meta:editing-cycles>
    <meta:generator>LibreOffice/7.2.0.4$Windows_X86_64 LibreOffice_project/9a9c6381e3f7a62afc1329bd359cc48accb6435b</meta:generator>
    <meta:document-statistic meta:object-count="94"/>
  </office:meta>
</office:document-meta>
</file>